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02947" officeooo:paragraph-rsid="0006b00e"/>
    </style:style>
    <style:style style:name="P2" style:family="paragraph" style:parent-style-name="Standard">
      <style:text-properties fo:font-size="14pt" officeooo:rsid="000ff2de" officeooo:paragraph-rsid="0006b00e"/>
    </style:style>
    <style:style style:name="P3" style:family="paragraph" style:parent-style-name="Standard">
      <style:text-properties fo:font-size="14pt" fo:font-weight="normal" officeooo:rsid="0010eac0" officeooo:paragraph-rsid="00078bb4" style:font-size-asian="14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9c14e" officeooo:paragraph-rsid="00078bb4" style:font-size-asian="14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0d2e97" officeooo:paragraph-rsid="00078bb4" style:font-size-asian="14pt" style:font-weight-asian="normal" style:font-size-complex="14pt" style:font-weight-complex="normal"/>
    </style:style>
    <style:style style:name="P6" style:family="paragraph" style:parent-style-name="Standard">
      <style:text-properties fo:font-size="14pt" officeooo:rsid="000d2e97" officeooo:paragraph-rsid="00078bb4" style:font-size-asian="14pt" style:font-size-complex="14pt"/>
    </style:style>
    <style:style style:name="P7" style:family="paragraph" style:parent-style-name="Standard">
      <style:text-properties fo:font-size="14pt" officeooo:rsid="00190f28" officeooo:paragraph-rsid="00078bb4" style:font-size-asian="14pt" style:font-size-complex="14pt"/>
    </style:style>
    <style:style style:name="P8" style:family="paragraph" style:parent-style-name="Standard">
      <style:text-properties fo:font-size="14pt" officeooo:rsid="000cd1e1" officeooo:paragraph-rsid="00078bb4" style:font-size-asian="14pt" style:font-size-complex="14pt"/>
    </style:style>
    <style:style style:name="P9" style:family="paragraph" style:parent-style-name="Standard">
      <style:text-properties fo:font-size="14pt" officeooo:paragraph-rsid="00101782" style:font-size-asian="14pt" style:font-size-complex="14pt"/>
    </style:style>
    <style:style style:name="P10" style:family="paragraph" style:parent-style-name="Standard">
      <style:text-properties fo:font-size="14pt" officeooo:rsid="001d7aea" officeooo:paragraph-rsid="00078bb4" fo:background-color="#ffff00" style:font-size-asian="14pt" style:font-size-complex="14pt"/>
    </style:style>
    <style:style style:name="P11" style:family="paragraph" style:parent-style-name="Standard">
      <style:text-properties fo:font-size="14pt" officeooo:rsid="000893a2" officeooo:paragraph-rsid="00078bb4" fo:background-color="#ffff00" style:font-size-asian="14pt" style:font-size-complex="14pt"/>
    </style:style>
    <style:style style:name="P12" style:family="paragraph" style:parent-style-name="Standard">
      <style:text-properties fo:font-size="14pt" officeooo:rsid="0013291f" officeooo:paragraph-rsid="00078bb4" fo:background-color="#ffff00" style:font-size-asian="14pt" style:font-size-complex="14pt"/>
    </style:style>
    <style:style style:name="P13" style:family="paragraph" style:parent-style-name="Standard">
      <style:text-properties fo:font-size="14pt" officeooo:rsid="000d2e97" officeooo:paragraph-rsid="00078bb4" fo:background-color="#66ff00" style:font-size-asian="14pt" style:font-size-complex="14pt"/>
    </style:style>
    <style:style style:name="P14" style:family="paragraph" style:parent-style-name="Standard">
      <style:text-properties fo:font-size="14pt" officeooo:rsid="000cd1e1" officeooo:paragraph-rsid="00078bb4" fo:background-color="#66ff00" style:font-size-asian="14pt" style:font-size-complex="14pt"/>
    </style:style>
    <style:style style:name="P15" style:family="paragraph" style:parent-style-name="Standard">
      <style:text-properties officeooo:rsid="001d7aea" officeooo:paragraph-rsid="00078bb4" fo:background-color="#ffff00"/>
    </style:style>
    <style:style style:name="P16" style:family="paragraph" style:parent-style-name="Standard">
      <style:text-properties officeooo:rsid="000893a2" officeooo:paragraph-rsid="00078bb4"/>
    </style:style>
    <style:style style:name="P17" style:family="paragraph" style:parent-style-name="Standard">
      <style:text-properties officeooo:paragraph-rsid="00078bb4"/>
    </style:style>
    <style:style style:name="P18" style:family="paragraph" style:parent-style-name="Standard">
      <style:text-properties officeooo:rsid="000893a2" officeooo:paragraph-rsid="00078bb4" fo:background-color="#66ff00"/>
    </style:style>
    <style:style style:name="P19" style:family="paragraph" style:parent-style-name="Text_20_body">
      <style:text-properties fo:font-size="12pt" fo:font-weight="normal" officeooo:rsid="000d2e97" officeooo:paragraph-rsid="0009b76e" fo:background-color="transparent" style:font-size-asian="12pt" style:font-weight-asian="normal" style:font-size-complex="12pt" style:font-weight-complex="normal"/>
    </style:style>
    <style:style style:name="P20" style:family="paragraph" style:parent-style-name="Text_20_body">
      <style:text-properties fo:font-size="12pt" fo:font-weight="normal" officeooo:rsid="0006e8ea" officeooo:paragraph-rsid="0006e8ea" style:font-size-asian="12pt" style:font-weight-asian="normal" style:font-size-complex="12pt" style:font-weight-complex="normal"/>
    </style:style>
    <style:style style:name="P21" style:family="paragraph" style:parent-style-name="Text_20_body">
      <style:text-properties fo:font-size="12pt" officeooo:paragraph-rsid="0005044f" style:font-size-asian="12pt" style:font-size-complex="12pt"/>
    </style:style>
    <style:style style:name="P22" style:family="paragraph" style:parent-style-name="Text_20_body">
      <style:text-properties fo:font-size="14pt" officeooo:rsid="000e55fc" officeooo:paragraph-rsid="0005044f"/>
    </style:style>
    <style:style style:name="P23" style:family="paragraph" style:parent-style-name="Text_20_body">
      <style:text-properties fo:font-size="14pt" fo:font-weight="bold" officeooo:rsid="000fe20f" officeooo:paragraph-rsid="0005044f" style:font-weight-asian="bold" style:font-weight-complex="bold"/>
    </style:style>
    <style:style style:name="P24" style:family="paragraph" style:parent-style-name="Text_20_body">
      <style:text-properties fo:font-size="14pt" fo:font-weight="bold" officeooo:rsid="000fe20f" officeooo:paragraph-rsid="0006e8ea" style:font-weight-asian="bold" style:font-weight-complex="bold"/>
    </style:style>
    <style:style style:name="P25" style:family="paragraph" style:parent-style-name="Text_20_body">
      <style:text-properties fo:font-size="14pt" fo:font-weight="bold" officeooo:rsid="000b369c" officeooo:paragraph-rsid="0005044f" fo:background-color="#66ff00" style:font-weight-asian="bold" style:font-weight-complex="bold"/>
    </style:style>
    <style:style style:name="P26" style:family="paragraph" style:parent-style-name="Text_20_body">
      <style:text-properties fo:font-size="14pt" officeooo:rsid="000fe20f" officeooo:paragraph-rsid="0005044f"/>
    </style:style>
    <style:style style:name="P27" style:family="paragraph" style:parent-style-name="Text_20_body">
      <style:text-properties fo:font-size="14pt" officeooo:rsid="000fe20f" officeooo:paragraph-rsid="0006e8ea"/>
    </style:style>
    <style:style style:name="P28" style:family="paragraph" style:parent-style-name="Text_20_body">
      <style:text-properties fo:font-size="14pt" fo:font-weight="normal" officeooo:rsid="001185be" officeooo:paragraph-rsid="0005044f" style:font-weight-asian="normal" style:font-weight-complex="normal"/>
    </style:style>
    <style:style style:name="P29" style:family="paragraph" style:parent-style-name="Text_20_body">
      <style:text-properties fo:font-size="14pt" fo:font-weight="normal" officeooo:rsid="001185be" officeooo:paragraph-rsid="000c7442" style:font-weight-asian="normal" style:font-weight-complex="normal"/>
    </style:style>
    <style:style style:name="P30" style:family="paragraph" style:parent-style-name="Text_20_body">
      <style:text-properties fo:font-size="14pt" fo:font-weight="normal" officeooo:rsid="000ec7d6" officeooo:paragraph-rsid="0006e8ea" style:font-weight-asian="normal" style:font-weight-complex="normal"/>
    </style:style>
    <style:style style:name="P31" style:family="paragraph" style:parent-style-name="Text_20_body">
      <style:text-properties fo:font-size="14pt" fo:font-weight="normal" officeooo:rsid="000ec7d6" officeooo:paragraph-rsid="000addbf" style:font-weight-asian="normal" style:font-weight-complex="normal"/>
    </style:style>
    <style:style style:name="P32" style:family="paragraph" style:parent-style-name="Text_20_body">
      <style:text-properties fo:font-size="14pt" fo:font-weight="normal" officeooo:rsid="000c7442" officeooo:paragraph-rsid="000c7442" style:font-weight-asian="normal" style:font-weight-complex="normal"/>
    </style:style>
    <style:style style:name="P33" style:family="paragraph" style:parent-style-name="Text_20_body">
      <style:text-properties fo:font-size="14pt" fo:font-weight="normal" officeooo:rsid="001d437f" officeooo:paragraph-rsid="00078bb4" fo:background-color="#66ff00" style:font-weight-asian="normal" style:font-weight-complex="normal"/>
    </style:style>
    <style:style style:name="P34" style:family="paragraph" style:parent-style-name="Text_20_body">
      <style:text-properties fo:font-size="14pt" officeooo:rsid="0012c838" officeooo:paragraph-rsid="0005044f"/>
    </style:style>
    <style:style style:name="P35" style:family="paragraph" style:parent-style-name="Text_20_body">
      <style:text-properties fo:font-size="14pt" officeooo:rsid="000ec7d6" officeooo:paragraph-rsid="0006e8ea"/>
    </style:style>
    <style:style style:name="P36" style:family="paragraph" style:parent-style-name="Text_20_body">
      <style:text-properties officeooo:paragraph-rsid="0005044f"/>
    </style:style>
    <style:style style:name="P37" style:family="paragraph" style:parent-style-name="Text_20_body">
      <style:text-properties fo:font-size="13pt" officeooo:paragraph-rsid="00078bb4" style:font-size-asian="13pt" style:font-size-complex="13pt"/>
    </style:style>
    <style:style style:name="P38" style:family="paragraph" style:parent-style-name="Text_20_body">
      <style:text-properties officeooo:paragraph-rsid="00078bb4"/>
    </style:style>
    <style:style style:name="P39" style:family="paragraph" style:parent-style-name="Text_20_body">
      <style:text-properties fo:font-size="11pt" officeooo:rsid="000cd1e1" officeooo:paragraph-rsid="0009b76e" style:font-size-asian="11pt" style:font-size-complex="11pt"/>
    </style:style>
    <style:style style:name="P40" style:family="paragraph" style:parent-style-name="Text_20_body">
      <style:text-properties fo:font-size="11pt" fo:font-weight="normal" officeooo:rsid="0010eac0" officeooo:paragraph-rsid="0009b76e" style:font-size-asian="11pt" style:font-weight-asian="normal" style:font-size-complex="11pt" style:font-weight-complex="normal"/>
    </style:style>
    <style:style style:name="P41" style:family="paragraph" style:parent-style-name="Text_20_body">
      <style:text-properties fo:font-size="11pt" fo:font-weight="normal" officeooo:rsid="001af089" officeooo:paragraph-rsid="0009b76e" style:font-size-asian="11pt" style:font-weight-asian="normal" style:font-size-complex="11pt" style:font-weight-complex="normal"/>
    </style:style>
    <style:style style:name="P42" style:family="paragraph" style:parent-style-name="Predefinito">
      <style:text-properties fo:font-size="12pt" officeooo:paragraph-rsid="0005044f" style:font-size-asian="12pt" style:font-size-complex="12pt"/>
    </style:style>
    <style:style style:name="P43" style:family="paragraph" style:parent-style-name="Predefinito">
      <style:text-properties fo:font-size="12pt" officeooo:paragraph-rsid="0006e8ea" style:font-size-asian="12pt" style:font-size-complex="12pt"/>
    </style:style>
    <style:style style:name="P44" style:family="paragraph" style:parent-style-name="Predefinito">
      <style:text-properties fo:font-size="12pt" officeooo:paragraph-rsid="0009b76e" style:font-size-asian="12pt" style:font-size-complex="12pt"/>
    </style:style>
    <style:style style:name="P45" style:family="paragraph" style:parent-style-name="Predefinito">
      <style:text-properties fo:font-size="11pt" officeooo:paragraph-rsid="0009b76e" style:font-size-asian="11pt" style:font-size-complex="11pt"/>
    </style:style>
    <style:style style:name="P46" style:family="paragraph" style:parent-style-name="Heading_20_1">
      <style:text-properties fo:font-size="14pt" officeooo:rsid="000b369c" officeooo:paragraph-rsid="0005044f" fo:background-color="#66ff00"/>
    </style:style>
    <style:style style:name="P47" style:family="paragraph" style:parent-style-name="Text_20_body">
      <style:paragraph-properties fo:background-color="transparent">
        <style:background-image/>
      </style:paragraph-properties>
      <style:text-properties officeooo:paragraph-rsid="00078bb4"/>
    </style:style>
    <style:style style:name="P48" style:family="paragraph" style:parent-style-name="Text_20_body">
      <style:paragraph-properties fo:margin-top="0cm" fo:margin-bottom="0cm" style:contextual-spacing="false"/>
    </style:style>
    <style:style style:name="P49" style:family="paragraph" style:parent-style-name="Heading_20_4">
      <style:text-properties officeooo:paragraph-rsid="000ea7eb" fo:background-color="#ffff00"/>
    </style:style>
    <style:style style:name="P50" style:family="paragraph" style:parent-style-name="Text_20_body">
      <style:paragraph-properties fo:margin-top="0cm" fo:margin-bottom="0cm" style:contextual-spacing="false"/>
      <style:text-properties officeooo:paragraph-rsid="001091f3"/>
    </style:style>
    <style:style style:name="P51" style:family="paragraph" style:parent-style-name="Text_20_body">
      <style:paragraph-properties fo:margin-top="0cm" fo:margin-bottom="0cm" style:contextual-spacing="false"/>
      <style:text-properties officeooo:paragraph-rsid="00101782"/>
    </style:style>
    <style:style style:name="P52" style:family="paragraph" style:parent-style-name="Text_20_body">
      <style:paragraph-properties fo:margin-top="0cm" fo:margin-bottom="0cm" style:contextual-spacing="false"/>
      <style:text-properties officeooo:rsid="001091f3" officeooo:paragraph-rsid="001091f3"/>
    </style:style>
    <style:style style:name="P53" style:family="paragraph" style:parent-style-name="Text_20_body">
      <style:paragraph-properties fo:background-color="transparent">
        <style:background-image/>
      </style:paragraph-properties>
      <style:text-properties officeooo:paragraph-rsid="00078bb4" fo:background-color="#ffff00"/>
    </style:style>
    <style:style style:name="P54" style:family="paragraph" style:parent-style-name="Heading_20_4">
      <style:text-properties officeooo:rsid="000ea7eb" officeooo:paragraph-rsid="000ea7eb" fo:background-color="#ffff00"/>
    </style:style>
    <style:style style:name="T1" style:family="text">
      <style:text-properties officeooo:rsid="00150d8b"/>
    </style:style>
    <style:style style:name="T2" style:family="text">
      <style:text-properties officeooo:rsid="000ec7d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0ec7d6" style:font-weight-asian="bold" style:font-weight-complex="bold"/>
    </style:style>
    <style:style style:name="T5" style:family="text">
      <style:text-properties fo:font-weight="bold" officeooo:rsid="000fe20f" style:font-weight-asian="bold" style:font-weight-complex="bold"/>
    </style:style>
    <style:style style:name="T6" style:family="text">
      <style:text-properties fo:font-weight="bold" officeooo:rsid="001185be" style:font-weight-asian="bold" style:font-weight-complex="bold"/>
    </style:style>
    <style:style style:name="T7" style:family="text">
      <style:text-properties fo:font-weight="bold" officeooo:rsid="0006e8ea" style:font-weight-asian="bold" style:font-weight-complex="bold"/>
    </style:style>
    <style:style style:name="T8" style:family="text">
      <style:text-properties fo:font-weight="bold" officeooo:rsid="000ffc0d" style:font-weight-asian="bold" style:font-weight-complex="bold"/>
    </style:style>
    <style:style style:name="T9" style:family="text">
      <style:text-properties fo:font-weight="bold" officeooo:rsid="00203061" style:font-weight-asian="bold" style:font-weight-complex="bold"/>
    </style:style>
    <style:style style:name="T10" style:family="text">
      <style:text-properties fo:font-weight="bold" officeooo:rsid="0014ca47" style:font-weight-asian="bold" style:font-weight-complex="bold"/>
    </style:style>
    <style:style style:name="T11" style:family="text">
      <style:text-properties fo:font-weight="bold" officeooo:rsid="000a2fa2" style:font-weight-asian="bold" style:font-weight-complex="bold"/>
    </style:style>
    <style:style style:name="T12" style:family="text">
      <style:text-properties fo:font-weight="bold" officeooo:rsid="0011b3d9" style:font-weight-asian="bold" style:font-weight-complex="bold"/>
    </style:style>
    <style:style style:name="T13" style:family="text">
      <style:text-properties fo:font-weight="bold" officeooo:rsid="00174269" style:font-weight-asian="bold" style:font-weight-complex="bold"/>
    </style:style>
    <style:style style:name="T14" style:family="text">
      <style:text-properties fo:font-weight="bold" officeooo:rsid="00107967" style:font-weight-asian="bold" style:font-weight-complex="bold"/>
    </style:style>
    <style:style style:name="T15" style:family="text">
      <style:text-properties fo:font-weight="bold" officeooo:rsid="000cd1e1" style:font-weight-asian="bold" style:font-weight-complex="bold"/>
    </style:style>
    <style:style style:name="T16" style:family="text">
      <style:text-properties fo:font-weight="bold" officeooo:rsid="000ec7d6" fo:background-color="#ffff00" loext:char-shading-value="0" style:font-weight-asian="bold" style:font-weight-complex="bold"/>
    </style:style>
    <style:style style:name="T17" style:family="text">
      <style:text-properties fo:font-weight="bold" officeooo:rsid="000b369c" fo:background-color="#ffff00" loext:char-shading-value="0" style:font-weight-asian="bold" style:font-weight-complex="bold"/>
    </style:style>
    <style:style style:name="T18" style:family="text">
      <style:text-properties fo:font-size="14pt" fo:font-weight="normal" officeooo:rsid="00143d30" style:font-weight-asian="normal" style:font-weight-complex="normal"/>
    </style:style>
    <style:style style:name="T19" style:family="text">
      <style:text-properties fo:font-size="14pt" fo:font-weight="normal" officeooo:rsid="000b369c" style:font-weight-asian="normal" style:font-weight-complex="normal"/>
    </style:style>
    <style:style style:name="T20" style:family="text">
      <style:text-properties fo:font-size="14pt" fo:font-weight="normal" officeooo:rsid="001185be" style:font-weight-asian="normal" style:font-weight-complex="normal"/>
    </style:style>
    <style:style style:name="T21" style:family="text">
      <style:text-properties fo:font-size="14pt" fo:font-weight="normal" officeooo:rsid="0012c838" style:font-weight-asian="normal" style:font-weight-complex="normal"/>
    </style:style>
    <style:style style:name="T22" style:family="text">
      <style:text-properties fo:font-size="14pt" fo:font-weight="normal" officeooo:rsid="0001da95" style:font-weight-asian="normal" style:font-weight-complex="normal"/>
    </style:style>
    <style:style style:name="T23" style:family="text">
      <style:text-properties fo:font-size="14pt" fo:font-weight="normal" officeooo:rsid="001af089" style:font-weight-asian="normal" style:font-weight-complex="normal"/>
    </style:style>
    <style:style style:name="T24" style:family="text">
      <style:text-properties fo:font-size="14pt" fo:font-weight="normal" officeooo:rsid="001bb1ab" style:font-weight-asian="normal" style:font-weight-complex="normal"/>
    </style:style>
    <style:style style:name="T25" style:family="text">
      <style:text-properties fo:font-size="14pt" fo:font-weight="normal" officeooo:rsid="0010c16c" style:font-weight-asian="normal" style:font-weight-complex="normal"/>
    </style:style>
    <style:style style:name="T26" style:family="text">
      <style:text-properties fo:font-size="14pt" fo:font-weight="normal" officeooo:rsid="00077463" style:font-weight-asian="normal" style:font-weight-complex="normal"/>
    </style:style>
    <style:style style:name="T27" style:family="text">
      <style:text-properties fo:font-size="14pt" fo:font-weight="normal" officeooo:rsid="0006b81f" style:font-weight-asian="normal" style:font-weight-complex="normal"/>
    </style:style>
    <style:style style:name="T28" style:family="text">
      <style:text-properties fo:font-size="14pt" fo:font-weight="normal" officeooo:rsid="001b66b8" fo:background-color="transparent" loext:char-shading-value="0" style:font-weight-asian="normal" style:font-weight-complex="normal"/>
    </style:style>
    <style:style style:name="T29" style:family="text">
      <style:text-properties fo:font-size="14pt" fo:font-weight="normal" officeooo:rsid="001af089" fo:background-color="transparent" loext:char-shading-value="0" style:font-weight-asian="normal" style:font-weight-complex="normal"/>
    </style:style>
    <style:style style:name="T30" style:family="text">
      <style:text-properties fo:font-size="14pt" fo:font-weight="normal" officeooo:rsid="0006b81f" fo:background-color="transparent" loext:char-shading-value="0" style:font-weight-asian="normal" style:font-weight-complex="normal"/>
    </style:style>
    <style:style style:name="T31" style:family="text">
      <style:text-properties fo:font-size="14pt" fo:font-weight="normal" officeooo:rsid="00077463" fo:background-color="transparent" loext:char-shading-value="0" style:font-weight-asian="normal" style:font-weight-complex="normal"/>
    </style:style>
    <style:style style:name="T32" style:family="text">
      <style:text-properties fo:font-size="14pt" fo:font-weight="normal" officeooo:rsid="001b66b8" fo:background-color="#ffff00" loext:char-shading-value="0" style:font-weight-asian="normal" style:font-weight-complex="normal"/>
    </style:style>
    <style:style style:name="T33" style:family="text">
      <style:text-properties fo:font-size="14pt" fo:font-weight="normal" officeooo:rsid="001af089" fo:background-color="#ffff00" loext:char-shading-value="0" style:font-weight-asian="normal" style:font-weight-complex="normal"/>
    </style:style>
    <style:style style:name="T34" style:family="text">
      <style:text-properties fo:font-size="14pt" fo:font-weight="normal" officeooo:rsid="0006b81f" fo:background-color="#ffff00" loext:char-shading-value="0" style:font-weight-asian="normal" style:font-weight-complex="normal"/>
    </style:style>
    <style:style style:name="T35" style:family="text">
      <style:text-properties fo:font-size="14pt" fo:font-weight="bold" officeooo:rsid="0006b81f" fo:background-color="transparent" loext:char-shading-value="0" style:font-weight-asian="bold" style:font-weight-complex="bold"/>
    </style:style>
    <style:style style:name="T36" style:family="text">
      <style:text-properties fo:font-size="14pt" fo:font-weight="bold" officeooo:rsid="000b369c" fo:background-color="transparent" loext:char-shading-value="0" style:font-weight-asian="bold" style:font-weight-complex="bold"/>
    </style:style>
    <style:style style:name="T37" style:family="text">
      <style:text-properties fo:font-size="14pt" fo:font-weight="bold" officeooo:rsid="0001da95" style:font-weight-asian="bold" style:font-weight-complex="bold"/>
    </style:style>
    <style:style style:name="T38" style:family="text">
      <style:text-properties fo:font-size="14pt" fo:font-weight="bold" officeooo:rsid="0006b81f" fo:background-color="#ffff00" loext:char-shading-value="0" style:font-weight-asian="bold" style:font-weight-complex="bold"/>
    </style:style>
    <style:style style:name="T39" style:family="text">
      <style:text-properties fo:font-size="14pt" fo:font-weight="bold" officeooo:rsid="000b369c" fo:background-color="#ffff00" loext:char-shading-value="0" style:font-weight-asian="bold" style:font-weight-complex="bold"/>
    </style:style>
    <style:style style:name="T40" style:family="text">
      <style:text-properties fo:font-size="14pt" officeooo:rsid="0011e040" style:font-size-asian="14pt" style:font-size-complex="14pt"/>
    </style:style>
    <style:style style:name="T41" style:family="text">
      <style:text-properties fo:font-size="14pt" officeooo:rsid="000893a2" style:font-size-asian="14pt" style:font-size-complex="14pt"/>
    </style:style>
    <style:style style:name="T42" style:family="text">
      <style:text-properties fo:font-size="14pt" officeooo:rsid="001d7aea" style:font-size-asian="14pt" style:font-size-complex="14pt"/>
    </style:style>
    <style:style style:name="T43" style:family="text">
      <style:text-properties fo:font-size="14pt" officeooo:rsid="000c250d" style:font-size-asian="14pt" style:font-size-complex="14pt"/>
    </style:style>
    <style:style style:name="T44" style:family="text">
      <style:text-properties fo:font-size="14pt" officeooo:rsid="001b165c" style:font-size-asian="14pt" style:font-size-complex="14pt"/>
    </style:style>
    <style:style style:name="T45" style:family="text">
      <style:text-properties fo:font-size="14pt" fo:background-color="transparent" loext:char-shading-value="0" style:font-size-asian="14pt" style:font-size-complex="14pt"/>
    </style:style>
    <style:style style:name="T46" style:family="text">
      <style:text-properties fo:font-size="14pt" officeooo:rsid="000c250d" fo:background-color="transparent" loext:char-shading-value="0" style:font-size-asian="14pt" style:font-size-complex="14pt"/>
    </style:style>
    <style:style style:name="T47" style:family="text">
      <style:text-properties fo:font-size="14pt" officeooo:rsid="000893a2" fo:background-color="transparent" loext:char-shading-value="0" style:font-size-asian="14pt" style:font-size-complex="14pt"/>
    </style:style>
    <style:style style:name="T48" style:family="text">
      <style:text-properties fo:font-size="14pt" officeooo:rsid="001d7aea" fo:background-color="transparent" loext:char-shading-value="0" style:font-size-asian="14pt" style:font-size-complex="14pt"/>
    </style:style>
    <style:style style:name="T49" style:family="text">
      <style:text-properties fo:font-size="14pt" fo:background-color="#e6ecf9" loext:char-shading-value="0" style:font-size-asian="14pt" style:font-size-complex="14pt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143d30" style:font-weight-asian="normal" style:font-weight-complex="normal"/>
    </style:style>
    <style:style style:name="T52" style:family="text">
      <style:text-properties fo:font-weight="normal" officeooo:rsid="000a2fa2" style:font-weight-asian="normal" style:font-weight-complex="normal"/>
    </style:style>
    <style:style style:name="T53" style:family="text">
      <style:text-properties officeooo:rsid="00199716"/>
    </style:style>
    <style:style style:name="T54" style:family="text">
      <style:text-properties officeooo:rsid="000b369c"/>
    </style:style>
    <style:style style:name="T55" style:family="text">
      <style:text-properties fo:background-color="#ffff00" loext:char-shading-value="0"/>
    </style:style>
    <style:style style:name="T56" style:family="text">
      <style:text-properties officeooo:rsid="000ec7d6" fo:background-color="#ffff00" loext:char-shading-value="0"/>
    </style:style>
    <style:style style:name="T57" style:family="text">
      <style:text-properties officeooo:rsid="000ea7eb" fo:background-color="#ffff00" loext:char-shading-value="0"/>
    </style:style>
    <style:style style:name="T58" style:family="text">
      <style:text-properties officeooo:rsid="001091f3" fo:background-color="#ffff00" loext:char-shading-value="0"/>
    </style:style>
    <style:style style:name="T59" style:family="text">
      <style:text-properties fo:font-size="13pt" fo:font-weight="bold" officeooo:rsid="001b66b8" fo:background-color="transparent" loext:char-shading-value="0" style:font-size-asian="13pt" style:font-weight-asian="bold" style:font-size-complex="13pt" style:font-weight-complex="bold"/>
    </style:style>
    <style:style style:name="T60" style:family="text">
      <style:text-properties fo:font-size="13pt" fo:font-weight="bold" style:font-size-asian="13pt" style:font-weight-asian="bold" style:font-size-complex="13pt" style:font-weight-complex="bold"/>
    </style:style>
    <style:style style:name="T61" style:family="text">
      <style:text-properties fo:font-size="13pt" fo:font-weight="bold" fo:background-color="#ffff00" loext:char-shading-value="0" style:font-size-asian="13pt" style:font-weight-asian="bold" style:font-size-complex="13pt" style:font-weight-complex="bold"/>
    </style:style>
    <style:style style:name="T62" style:family="text">
      <style:text-properties fo:font-size="13pt" fo:font-weight="bold" officeooo:rsid="001b66b8" fo:background-color="#ffff00" loext:char-shading-value="0" style:font-size-asian="13pt" style:font-weight-asian="bold" style:font-size-complex="13pt" style:font-weight-complex="bold"/>
    </style:style>
    <style:style style:name="T63" style:family="text">
      <style:text-properties officeooo:rsid="000ebd4c"/>
    </style:style>
    <style:style style:name="T64" style:family="text">
      <style:text-properties officeooo:rsid="00220a5d"/>
    </style:style>
    <style:style style:name="T65" style:family="text">
      <style:text-properties officeooo:rsid="000ffc0d"/>
    </style:style>
    <style:style style:name="T66" style:family="text">
      <style:text-properties officeooo:rsid="0019c14e"/>
    </style:style>
    <style:style style:name="T67" style:family="text">
      <style:text-properties officeooo:rsid="00190f28"/>
    </style:style>
    <style:style style:name="T68" style:family="text">
      <style:text-properties officeooo:rsid="000d2e97"/>
    </style:style>
    <style:style style:name="T69" style:family="text">
      <style:text-properties officeooo:rsid="00107967"/>
    </style:style>
    <style:style style:name="T70" style:family="text">
      <style:text-properties officeooo:rsid="000d7188"/>
    </style:style>
    <style:style style:name="T71" style:family="text">
      <style:text-properties officeooo:rsid="0011e040"/>
    </style:style>
    <style:style style:name="T72" style:family="text">
      <style:text-properties fo:background-color="transparent" loext:char-shading-value="0"/>
    </style:style>
    <style:style style:name="T73" style:family="text">
      <style:text-properties officeooo:rsid="001d7aea" fo:background-color="transparent" loext:char-shading-value="0"/>
    </style:style>
    <style:style style:name="T74" style:family="text">
      <style:text-properties officeooo:rsid="000c250d" fo:background-color="transparent" loext:char-shading-value="0"/>
    </style:style>
    <style:style style:name="T75" style:family="text">
      <style:text-properties officeooo:rsid="001b165c" fo:background-color="transparent" loext:char-shading-value="0"/>
    </style:style>
    <style:style style:name="T76" style:family="text">
      <style:text-properties fo:background-color="#e6ecf9" loext:char-shading-value="0"/>
    </style:style>
    <style:style style:name="T77" style:family="text">
      <style:text-properties officeooo:rsid="000a2fa2"/>
    </style:style>
    <style:style style:name="T78" style:family="text">
      <style:text-properties officeooo:rsid="001aff1e"/>
    </style:style>
    <style:style style:name="T79" style:family="text">
      <style:text-properties officeooo:rsid="001ee1df"/>
    </style:style>
    <style:style style:name="T80" style:family="text">
      <style:text-properties officeooo:rsid="0011b3d9"/>
    </style:style>
    <style:style style:name="T81" style:family="text">
      <style:text-properties officeooo:rsid="00174269"/>
    </style:style>
    <style:style style:name="T82" style:family="text">
      <style:text-properties officeooo:rsid="0001da95"/>
    </style:style>
    <style:style style:name="T83" style:family="text">
      <style:text-properties officeooo:rsid="00126651"/>
    </style:style>
    <style:style style:name="T84" style:family="text">
      <style:text-properties officeooo:rsid="00096277"/>
    </style:style>
    <style:style style:name="T85" style:family="text">
      <style:text-properties officeooo:rsid="0009b76e"/>
    </style:style>
    <style:style style:name="T86" style:family="text">
      <style:text-properties officeooo:rsid="000c7442"/>
    </style:style>
    <style:style style:name="T87" style:family="text">
      <style:text-properties officeooo:rsid="000da44d"/>
    </style:style>
    <style:style style:name="T88" style:family="text">
      <style:text-properties officeooo:rsid="000ea7eb"/>
    </style:style>
    <style:style style:name="T89" style:family="text">
      <style:text-properties fo:background-color="#66ff00" loext:char-shading-value="0"/>
    </style:style>
    <style:style style:name="T90" style:family="text">
      <style:text-properties officeooo:rsid="000f7ac5" fo:background-color="#66ff00" loext:char-shading-value="0"/>
    </style:style>
    <style:style style:name="T91" style:family="text">
      <style:text-properties fo:font-size="12pt" style:font-size-asian="12pt" style:font-size-complex="12pt"/>
    </style:style>
    <style:style style:name="T92" style:family="text">
      <style:text-properties fo:font-size="12pt" officeooo:rsid="00096277" style:font-size-asian="12pt" style:font-size-complex="12pt"/>
    </style:style>
    <style:style style:name="T93" style:family="text">
      <style:text-properties fo:font-size="12pt" officeooo:rsid="000da44d" style:font-size-asian="12pt" style:font-size-complex="12pt"/>
    </style:style>
    <style:style style:name="T94" style:family="text">
      <style:text-properties fo:font-size="12pt" officeooo:rsid="00199716" style:font-size-asian="12pt" style:font-size-complex="12pt"/>
    </style:style>
    <style:style style:name="T95" style:family="text">
      <style:text-properties fo:font-size="12pt" fo:font-weight="normal" officeooo:rsid="000d2e97" fo:background-color="transparent" loext:char-shading-value="0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span text:style-name="T64">1 - </text:span>“ <text:span text:style-name="T54">Brückentage</text:span> am <text:span text:style-name="T82">Caldonazzos</text:span>ee “ </text:p>
      <text:p text:style-name="P47"><text:span text:style-name="T28"><text:s/></text:span><text:span text:style-name="T38">Im</text:span><text:span text:style-name="T62"> </text:span><text:span text:style-name="T61">Frühling</text:span><text:span text:style-name="T55"> </text:span><text:span text:style-name="T32">nutz die </text:span><text:span text:style-name="T39">Brückentage</text:span><text:span text:style-name="T33"> am Be</text:span><text:span text:style-name="T34">stem</text:span></text:p>
      <text:p text:style-name="P53"><text:span text:style-name="T26">und </text:span><text:span text:style-name="T27">g</text:span><text:span text:style-name="T22">eniesse einen </text:span><text:span text:style-name="T37">Kurzen Urlaub direkt am See</text:span></text:p>
      <text:p text:style-name="P38"><text:span text:style-name="T23"><text:s/></text:span><text:span text:style-name="T24">4 Tage am Camping geniessen = <text:s/>3 </text:span><text:span text:style-name="T23">Nächte</text:span><text:span text:style-name="T24"> bezahlen</text:span></text:p>
      <text:p text:style-name="P37"><text:s/><text:span text:style-name="T63">D</text:span>ie Abfahrt vom Campingplatz <text:span text:style-name="T63">kann </text:span>ohne Zusatzkosten bis 20.00 Uhr erfolgen - anstatt um 1<text:span text:style-name="T63">1</text:span>.00 Uhr – so können Sie noch den ganzen Tag geniessen.</text:p>
      <text:p text:style-name="P45"><text:span text:style-name="T84">Extra: </text:span><text:s/>Kurtaxe <text:span text:style-name="T87">=</text:span> Euro <text:span text:style-name="T53">1.</text:span>0 pro Person und pro Nacht (nur für die ersten 10 Tagen).</text:p>
      <text:p text:style-name="P41">Kinder unter 14 Jahren sind ausgeschlossen. <text:s/></text:p>
      <text:p text:style-name="P18"><text:span text:style-name="T64">2 - </text:span><text:s/>“PFINGSTEN, <text:span text:style-name="T40">LUST AUF URLAUB”</text:span> </text:p>
      <text:p text:style-name="P15">Schwimmen, Wandern, Radfahren und viel mehr</text:p>
      <text:p text:style-name="P16"><text:span text:style-name="T46"><text:s/></text:span><text:span text:style-name="T45"><text:s/></text:span></text:p>
      <text:p text:style-name="P17"><text:span text:style-name="T47"><text:s/></text:span><text:span text:style-name="T48">Buch </text:span><text:span text:style-name="T49">frühzeitig </text:span><text:span text:style-name="T48">deine</text:span><text:span text:style-name="T41"> </text:span><text:span text:style-name="Strong_20_Emphasis"><text:span text:style-name="T41">Familienurlaub </text:span></text:span><text:span text:style-name="Strong_20_Emphasis"><text:span text:style-name="T42">bei Camping Punta Indiani</text:span></text:span><text:span text:style-name="Strong_20_Emphasis"><text:span text:style-name="T41"> </text:span></text:span><text:span text:style-name="Strong_20_Emphasis"><text:span text:style-name="T43">direkt </text:span></text:span><text:span text:style-name="Strong_20_Emphasis"><text:span text:style-name="T41">am </text:span></text:span><text:span text:style-name="Strong_20_Emphasis"><text:span text:style-name="T44">Caldonazzo</text:span></text:span><text:span text:style-name="Strong_20_Emphasis"><text:span text:style-name="T41">S</text:span></text:span><text:span text:style-name="Strong_20_Emphasis"><text:span text:style-name="T43">ee</text:span></text:span><text:span text:style-name="T41">!</text:span></text:p>
      <text:p text:style-name="P6"><text:s/></text:p>
      <text:p text:style-name="P6"><text:s/>von <text:span text:style-name="T8">25</text:span><text:span text:style-name="Strong_20_Emphasis"><text:span text:style-name="T3">.05</text:span></text:span><text:span text:style-name="Strong_20_Emphasis"> </text:span>bis <text:span text:style-name="Strong_20_Emphasis">1</text:span><text:span text:style-name="Strong_20_Emphasis"><text:span text:style-name="T65">8</text:span></text:span><text:span text:style-name="Strong_20_Emphasis">.0</text:span><text:span text:style-name="Strong_20_Emphasis"><text:span text:style-name="T65">6</text:span></text:span>  </text:p>
      <text:p text:style-name="P6"><text:span text:style-name="T3"><text:s/></text:span><text:span text:style-name="T9">2 Personen</text:span><text:span text:style-name="T3"> </text:span><text:span text:style-name="T10">ab euro 150. pro Woche</text:span></text:p>
      <text:p text:style-name="P7"><text:s text:c="2"/><text:span text:style-name="T66">inkl. 2 Personen und Standplatz</text:span></text:p>
      <text:p text:style-name="P7"><text:s text:c="2"/>Kind extra ( 2 - 12 Jahre) = + 42 euro pro Woche</text:p>
      <text:p text:style-name="P6"><text:span text:style-name="T67"><text:s text:c="2"/>Erwachsene extra (&lt;12 Jahre) = + </text:span><text:s/><text:span text:style-name="T67">70 euro pro Woche</text:span></text:p>
      <text:p text:style-name="P8"/>
      <text:p text:style-name="P8">+ <text:span text:style-name="T68">Trentino Guest Card kostenlos!</text:span></text:p>
      <text:p text:style-name="P8"><text:span text:style-name="T85">Angebot G</text:span>ü<text:span text:style-name="T69">ltig f</text:span>ür Buchungen <text:s/>die vor<text:span text:style-name="Strong_20_Emphasis"> 31. </text:span><text:span text:style-name="Strong_20_Emphasis"><text:span text:style-name="T70">Maerz</text:span></text:span><text:span text:style-name="Strong_20_Emphasis"> 2017 </text:span>bestätigt werden.</text:p>
      <text:p text:style-name="P44"/>
      <text:p text:style-name="P45"><text:span text:style-name="T84">Extra: </text:span><text:s/>Kurtaxe : <text:span text:style-name="T87">e</text:span>uro <text:span text:style-name="T53">1.</text:span>0 pro Person und pro Nacht (nur für die ersten 10 Tagen).</text:p>
      <text:p text:style-name="P40">Kinder unter 14 Jahren sind ausgeschlossen. <text:s/></text:p>
      <text:p text:style-name="P3"/>
      <text:p text:style-name="P13"><text:span text:style-name="T64">3 - </text:span>“<text:span text:style-name="T71">JULY <text:s/>AM CALDONAZZOSEE” </text:span></text:p>
      <text:p text:style-name="P10">Schwimmen, Wandern, Radfahren und viel mehr</text:p>
      <text:p text:style-name="P11"><text:span text:style-name="T72"><text:s/></text:span><text:span text:style-name="T73">Buch </text:span><text:span text:style-name="T76">frühzeitig </text:span><text:span text:style-name="T73">deine</text:span><text:span text:style-name="T72"> </text:span><text:span text:style-name="Strong_20_Emphasis"><text:span text:style-name="T72">Familienurlaub </text:span></text:span><text:span text:style-name="Strong_20_Emphasis"><text:span text:style-name="T73">bei Camping Punta Indiani</text:span></text:span><text:span text:style-name="Strong_20_Emphasis"><text:span text:style-name="T72"> </text:span></text:span><text:span text:style-name="Strong_20_Emphasis"><text:span text:style-name="T74">direkt </text:span></text:span><text:span text:style-name="Strong_20_Emphasis"><text:span text:style-name="T72">am </text:span></text:span><text:span text:style-name="Strong_20_Emphasis"><text:span text:style-name="T75">Caldonazzo</text:span></text:span><text:span text:style-name="Strong_20_Emphasis"><text:span text:style-name="T72">S</text:span></text:span><text:span text:style-name="Strong_20_Emphasis"><text:span text:style-name="T74">ee</text:span></text:span><text:span text:style-name="T72">! </text:span></text:p>
      <text:p text:style-name="P6"/>
      <text:p text:style-name="P6">von <text:span text:style-name="T11">07</text:span><text:span text:style-name="Strong_20_Emphasis"><text:span text:style-name="T3">.0</text:span></text:span><text:span text:style-name="Strong_20_Emphasis"><text:span text:style-name="T11">7</text:span></text:span><text:span text:style-name="Strong_20_Emphasis"> </text:span>bis <text:span text:style-name="T11">21</text:span><text:span text:style-name="Strong_20_Emphasis">.0</text:span><text:span text:style-name="Strong_20_Emphasis"><text:span text:style-name="T77">7</text:span></text:span>  </text:p>
      <text:p text:style-name="P6"><text:span text:style-name="T9">2 Personen</text:span> <text:span text:style-name="T10">ab euro 250. pro Woche</text:span></text:p>
      <text:p text:style-name="P4">inkl. 2 Personen und Standplatz</text:p>
      <text:p text:style-name="P7"><text:s/>Kind extra ( 2 - 12 Jahre) = + 42 euro pro Woche</text:p>
      <text:p text:style-name="P5"><text:span text:style-name="T67"><text:s/>Erwachsene extra (&lt;12 Jahre) = + </text:span><text:s/><text:span text:style-name="T67">70 euro pro Woche</text:span></text:p>
      <text:p text:style-name="P6"/>
      <text:p text:style-name="P6"><text:span text:style-name="T52">+ </text:span><text:span text:style-name="T50">Trentino Guest Card kostenlos!</text:span></text:p>
      <text:p text:style-name="P8"><text:span text:style-name="T85">Angebot G</text:span>ü<text:span text:style-name="T69">ltig f</text:span>ür Buchungen <text:s/>die vor<text:span text:style-name="Strong_20_Emphasis"> 31. </text:span><text:span text:style-name="Strong_20_Emphasis"><text:span text:style-name="T70">Maerz</text:span></text:span><text:span text:style-name="Strong_20_Emphasis"> 2017 </text:span>bestätigt werden.</text:p>
      <text:p text:style-name="P44"/>
      <text:p text:style-name="P45"><text:span text:style-name="T84">Extra: </text:span><text:s/>Kurtaxe <text:span text:style-name="T87">=</text:span> Euro <text:span text:style-name="T53">1.</text:span> pro Person und pro Nacht (nur für die ersten 10 Tagen).</text:p>
      <text:p text:style-name="P39">Kinder unter 14 Jahren sind ausgeschlossen. <text:s/></text:p>
      <text:p text:style-name="P8"><text:soft-page-break/></text:p>
      <text:p text:style-name="P14"/>
      <text:p text:style-name="P14"/>
      <text:p text:style-name="P14"><text:span text:style-name="T64">4 - </text:span>“<text:span text:style-name="T83">EINFACH RAD UND ZELT”</text:span></text:p>
      <text:p text:style-name="P12"><text:s text:c="2"/><text:span text:style-name="T69">für e</text:span>in<text:span text:style-name="T78">en</text:span> Fahrrad Urlaub in Verbindung mit der Natur </text:p>
      <text:p text:style-name="P8"><text:span text:style-name="T79">Einzeln oder in der Gruppe, </text:span>Anreisenden mit Fahrrad und <text:span text:style-name="T80">Kleines </text:span>Zelt zahlen <text:s text:c="2"/>IMMER (Hoch-und Nebensaison) nur <text:span text:style-name="T12">euro </text:span><text:span text:style-name="T3">9.00 am Tag</text:span>,</text:p>
      <text:p text:style-name="P8">Inkl. <text:s/><text:span text:style-name="T80">1 Person + Fahrrad, 1 Kleines Zelt</text:span> , <text:span text:style-name="T80">Warme Dusche</text:span></text:p>
      <text:p text:style-name="P9"><text:span text:style-name="T13">Angebote g</text:span><text:span text:style-name="T15">ü</text:span><text:span text:style-name="T14">ltig auch f</text:span><text:span text:style-name="T15">ür </text:span><text:span text:style-name="T13">Radgruppen</text:span><text:span text:style-name="T81"> <text:s/><text:line-break/></text:span></text:p>
      <text:p text:style-name="P9"><text:span text:style-name="T92">Extra: </text:span><text:span text:style-name="T91"><text:s/>Kurtaxe </text:span><text:span text:style-name="T93">=</text:span><text:span text:style-name="T91"> </text:span><text:span text:style-name="T93">e</text:span><text:span text:style-name="T91">uro </text:span><text:span text:style-name="T94">1.</text:span><text:span text:style-name="T91"> pro Person und pro Nacht (nur für die ersten 10 Tagen).</text:span></text:p>
      <text:p text:style-name="P19">Kinder unter 14 Jahren sind ausgeschlossen. <text:s/></text:p>
      <text:h text:style-name="P46" text:outline-level="1"/>
      <text:h text:style-name="P46" text:outline-level="1">Frühling <text:span text:style-name="T1">am See Pauschale</text:span></text:h>
      <text:p text:style-name="P2">Prima che arrivino tutti...<text:span text:style-name="T55">goditi in tutta tranquillità la primavera a Punta Indiani, </text:span></text:p>
      <text:p text:style-name="P2">nuotare nel lago al mattino, <text:s/>lunghe pedalate in ciclabile e passeggiate nel verde,</text:p>
      <text:p text:style-name="P1">i mercati paesani e le feste tradizionali, la Valsugana da scoprire.</text:p>
      <text:p text:style-name="P1"/>
      <text:p text:style-name="P27"><text:span text:style-name="T4">V</text:span><text:span text:style-name="T3">on den 28. April bis den </text:span><text:span text:style-name="T7">30</text:span><text:span text:style-name="T3">. Juni </text:span><text:span text:style-name="T7">euro 1.100.</text:span></text:p>
      <text:p text:style-name="P24"><text:s/>inklusiv 2 Personen und Platz</text:p>
      <text:p text:style-name="P24">Im Preis sind:</text:p>
      <text:p text:style-name="P27"><text:span text:style-name="T3"><text:s/>- 1 Stell</text:span><text:span text:style-name="T6">p</text:span><text:span text:style-name="T3">latz Panorama oder Relax von den 28. April bis den </text:span><text:span text:style-name="T7">30</text:span><text:span text:style-name="T3">. Juni </text:span><text:span text:style-name="T7"><text:s/></text:span></text:p>
      <text:p text:style-name="P31"><text:span text:style-name="T86">inkl: </text:span>Wohnwagen-Camper-Zelt + 1 Auto, 4A Strom, Warmwasser bei Sanitaeranlage,</text:p>
      <text:p text:style-name="P32"><text:s text:c="8"/>1 Hund (Moeglich im Platz Relax) <text:s/></text:p>
      <text:p text:style-name="P30">- <text:span text:style-name="T7">2 Personen Aufenthalt <text:s/>von den 28. April bis den 30. Juni</text:span></text:p>
      <text:p text:style-name="P43"><text:span text:style-name="T86">Extra: </text:span>Kurtaxe <text:span text:style-name="T87">=</text:span> Euro <text:span text:style-name="T53">1.</text:span> pro Person und pro Nacht (nur für die ersten 10 Tagen).</text:p>
      <text:p text:style-name="P20">Kinder unter 14 Jahren sind ausgeschlossen. <text:s/></text:p>
      <text:p text:style-name="P22"/>
      <text:p text:style-name="P25"><text:s/>Wochenende und Brückentage <text:s/>Pauschale:</text:p>
      <text:p text:style-name="P22">Perchè aspettare? <text:span text:style-name="T2">Anche se le vacanze sono ancora lontane puoi lasciare la tua roulotte a Punta Indiani e passare</text:span><text:span text:style-name="T56"> tutti i weekend <text:s/>e i </text:span><text:span text:style-name="T16"><text:s/></text:span><text:span text:style-name="T17">Brückentage </text:span><text:span text:style-name="T16">di primavera</text:span><text:span text:style-name="T4"> sul Lago.</text:span></text:p>
      <text:p text:style-name="P35"><text:span text:style-name="T5"><text:s/></text:span><text:span text:style-name="T3">V</text:span><text:span text:style-name="T5">on den 28. April bis den 25. Juni ab euro </text:span><text:span text:style-name="T6">650</text:span><text:span text:style-name="T5">. </text:span></text:p>
      <text:p text:style-name="P24"><text:s/>inklusiv 2 Personen und Platz</text:p>
      <text:p text:style-name="P23"><text:soft-page-break/>Im Preis sind:</text:p>
      <text:p text:style-name="P26"><text:span text:style-name="T3"><text:s/>- 1 Stell</text:span><text:span text:style-name="T6">p</text:span><text:span text:style-name="T3">latz Panorama oder Relax von den 28. April bis den 25. Juni</text:span></text:p>
      <text:p text:style-name="P29"><text:s/><text:span text:style-name="T86">inkl: Wohnwagen-Camper-Zelt + 1 Auto, 4A Strom, Warmwasser bei Sanitaeranlage,</text:span></text:p>
      <text:p text:style-name="P32"><text:s text:c="8"/>1 Hund (Moeglich im Platz Relax) <text:s/></text:p>
      <text:p text:style-name="P23"><text:s/>- 26 Tage Aufenthalt fuer 2 Personen </text:p>
      <text:p text:style-name="P28">( 2 Naechte jede Wochenende, 4 Naechte am 1.Mai, Christi Himmelfahrt, Pfingsten, Frohleichnahm)</text:p>
      <text:p text:style-name="P36"><text:span text:style-name="T18"><text:s/>Mit</text:span><text:span text:style-name="T19"> Wochenende und Brückentage <text:s/>Pauschale</text:span></text:p>
      <text:p text:style-name="P36"><text:span text:style-name="T20">1 </text:span><text:span text:style-name="T18">zusaetzliches</text:span><text:span text:style-name="T20"> </text:span><text:span text:style-name="T21">kind <text:s/>(2-12) </text:span><text:span text:style-name="T18">kostet </text:span><text:span text:style-name="T21">euro 15</text:span><text:span text:style-name="T25">6</text:span><text:span text:style-name="T21">.</text:span></text:p>
      <text:p text:style-name="P34"><text:span text:style-name="T50">1 <text:s/></text:span><text:span text:style-name="T51">zusaetzliche Person</text:span><text:span text:style-name="T50"> extra </text:span><text:span text:style-name="T51">kostet </text:span><text:span text:style-name="T50">euro 260.</text:span></text:p>
      <text:p text:style-name="P42"><text:span text:style-name="T84">Extra: </text:span><text:s/>Kurtaxe <text:span text:style-name="T87">= e</text:span>uro <text:span text:style-name="T53">1.</text:span> pro Person und pro Nacht (nur für die ersten 10 Tagen).</text:p>
      <text:p text:style-name="P21">Kinder unter 14 Jahren sind ausgeschlossen. <text:s/></text:p>
      <text:p text:style-name="P21"/>
      <text:h text:style-name="P54" text:outline-level="4">CARD CONVENZIONATE </text:h>
      <text:h text:style-name="P49" text:outline-level="4"><text:s/>ACSI Camping Card <text:s/>- <text:span text:style-name="T88">ADAC/ANWB CAMP CARD - <text:s/></text:span>Camping Key Europe <text:s/></text:h>
      <text:p text:style-name="P48"><text:span text:style-name="T89"><text:s/></text:span><text:span text:style-name="T90">Speciale bassa stagione ( 28/4-7/7 <text:s/>25/8-30/9)</text:span><text:line-break/>2 People + 1 Pitch <text:span text:style-name="T88">RELAX</text:span> + 2 dogs <text:span text:style-name="T88">+ corrente </text:span><text:s/>= €17.00 a day<text:line-break/>2 Persone + 1 Piazzola <text:span text:style-name="T88">PANORAMA</text:span> + corrente = €19.00 al giorno.<text:line-break/><text:span text:style-name="Strong_20_Emphasis">SPECIAL</text:span> 2 People + 1 Pitch <text:span text:style-name="Strong_20_Emphasis">A</text:span><text:span text:style-name="Strong_20_Emphasis"><text:span text:style-name="T88">QUA</text:span></text:span><text:span text:style-name="Strong_20_Emphasis"> directly on the lake</text:span> + power = €27.00 a day </text:p>
      <text:p text:style-name="P9"><text:span text:style-name="T92">Extra: </text:span><text:span text:style-name="T91"><text:s/>Kurtaxe </text:span><text:span text:style-name="T93">=</text:span><text:span text:style-name="T91"> </text:span><text:span text:style-name="T93">e</text:span><text:span text:style-name="T91">uro </text:span><text:span text:style-name="T94">1.</text:span><text:span text:style-name="T91"> pro Person und pro Nacht (nur für die ersten 10 Tagen).</text:span></text:p>
      <text:p text:style-name="P51"><text:span text:style-name="T95">Kinder unter 14 Jahren sind ausgeschlossen. </text:span></text:p>
      <text:p text:style-name="P50"><text:s text:c="2"/><text:line-break/><text:span text:style-name="T57">CARD CONVENZIONATE </text:span></text:p>
      <text:p text:style-name="P50"><text:span text:style-name="T55"><text:s/>ACSI Camping Card <text:s/>- </text:span><text:span text:style-name="T57">ADAC/ANWB CAMP CARD - <text:s/></text:span><text:span text:style-name="T55">Camping Key Europe <text:s/></text:span></text:p>
      <text:p text:style-name="P52">Piazzola Relax ¢17. Piazzola Panorama ¢19. Piazzola ¢27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definito" style:family="paragraph" style:default-outline-level="">
      <style:paragraph-properties fo:text-align="start" style:justify-single-word="false" fo:orphans="2" fo:widows="2" fo:hyphenation-ladder-count="no-limit" style:writing-mode="lr-tb">
        <style:tab-stops>
          <style:tab-stop style:position="1.249cm"/>
        </style:tab-stops>
      </style:paragraph-properties>
      <style:text-properties fo:color="#00000a" style:font-name="Times New Roman" fo:font-family="'Times New Roman'" style:font-family-generic="roman" style:font-pitch="variable" fo:font-size="10pt" fo:language="it" fo:country="IT" style:font-name-asian="Times New Roman1" style:font-family-asian="'Times New Roman'" style:font-family-generic-asian="system" style:font-pitch-asian="variable" style:font-size-asian="10pt" style:language-asian="it" style:country-asian="IT" style:font-name-complex="Times New Roman1" style:font-family-complex="'Times New Roman'" style:font-family-generic-complex="system" style:font-pitch-complex="variable" style:font-size-complex="10pt" style:language-complex="it" style:country-complex="IT" fo:hyphenate="false" fo:hyphenation-remain-char-count="2" fo:hyphenation-push-char-count="2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fo:color="#808080" style:font-name="Liberation Serif" fo:font-family="'Liberation Serif'" style:font-family-generic="roman" style:font-pitch="variable" fo:font-size="12pt" fo:font-weight="bold" style:font-name-asian="Droid Sans Fallback" style:font-family-asian="'Droid Sans Fallback'" style:font-family-generic-asian="system" style:font-pitch-asian="variable" style:font-size-asian="12pt" style:font-weight-asian="bold" style:font-name-complex="FreeSans" style:font-family-complex="FreeSans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5:45:11.025953030</meta:creation-date>
    <dc:date>2016-11-17T02:09:30.758613627</dc:date>
    <meta:editing-duration>PT2H26M45S</meta:editing-duration>
    <meta:editing-cycles>15</meta:editing-cycles>
    <meta:generator>LibreOffice/4.2.8.2$Linux_X86_64 LibreOffice_project/420m0$Build-2</meta:generator>
    <meta:print-date>2016-11-16T17:56:14.372438066</meta:print-date>
    <meta:document-statistic meta:table-count="0" meta:image-count="0" meta:object-count="0" meta:page-count="3" meta:paragraph-count="76" meta:word-count="720" meta:character-count="4252" meta:non-whitespace-character-count="3483"/>
  </office:meta>
</office:document-meta>
</file>